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uisse-intlregular" svg:font-family="suisse-intlregular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05455a"/>
    </style:style>
    <style:style style:name="P3" style:family="paragraph" style:parent-style-name="Standard">
      <style:text-properties style:font-name="Arial" officeooo:rsid="0005dd30" officeooo:paragraph-rsid="0005dd30"/>
    </style:style>
    <style:style style:name="P4" style:family="paragraph" style:parent-style-name="Standard">
      <style:text-properties style:font-name="Arial" fo:font-weight="bold" officeooo:rsid="0005dd30" officeooo:paragraph-rsid="0005dd30" style:font-weight-asian="bold" style:font-weight-complex="bold"/>
    </style:style>
    <style:style style:name="P5" style:family="paragraph" style:parent-style-name="Standard">
      <style:text-properties style:font-name="Arial" fo:font-size="16pt" style:text-underline-style="none" fo:font-weight="bold" officeooo:rsid="0005dd30" officeooo:paragraph-rsid="0005dd30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weight="normal" officeooo:rsid="0005dd30" officeooo:paragraph-rsid="0005dd30" style:font-weight-asian="normal" style:font-weight-complex="normal"/>
    </style:style>
    <style:style style:name="P7" style:family="paragraph" style:parent-style-name="Standard">
      <style:text-properties style:font-name="Arial" fo:font-size="12pt" officeooo:rsid="0005455a" officeooo:paragraph-rsid="0005455a" style:font-size-asian="12pt" style:font-size-complex="12pt"/>
    </style:style>
    <style:style style:name="P8" style:family="paragraph" style:parent-style-name="Standard">
      <style:text-properties style:font-name="Arial" fo:font-size="12pt" officeooo:rsid="0005455a" officeooo:paragraph-rsid="0005dd30" style:font-size-asian="12pt" style:font-size-complex="12pt"/>
    </style:style>
    <style:style style:name="P9" style:family="paragraph" style:parent-style-name="Standard">
      <style:text-properties style:font-name="Arial" fo:font-size="12pt" fo:font-weight="bold" officeooo:rsid="0005dd30" officeooo:paragraph-rsid="0005dd30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05dd30" officeooo:paragraph-rsid="00060b3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060b30" officeooo:paragraph-rsid="00060b3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rsid="00060b30" officeooo:paragraph-rsid="0005455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rsid="0005455a" officeooo:paragraph-rsid="0005455a" style:font-size-asian="12pt" style:font-weight-asian="bold" style:font-size-complex="12pt" style:font-weight-complex="bold"/>
    </style:style>
    <style:style style:name="T1" style:family="text">
      <style:text-properties officeooo:rsid="0005455a"/>
    </style:style>
    <style:style style:name="T2" style:family="text">
      <style:text-properties officeooo:rsid="00060b3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Realiza el análisis de varios perfiles profesionales de la familia profesional Informática y comunicaciones. Para realizar el análisis ten en cuenta los siguientes puntos:</text:p>
      <text:p text:style-name="P2"/>
      <text:p text:style-name="P1">Oferta de títulos formativos de la familia profesional Informática y comunicaciones.</text:p>
      <text:p text:style-name="P1"/>
      <text:p text:style-name="P1">Perfil profesional de los ciclos superiores: Desarrollo de aplicaciones web y el de Desarrollo de aplicaciones multiplataforma.</text:p>
      <text:p text:style-name="P1"/>
      <text:p text:style-name="P1"/>
      <text:p text:style-name="P5">Desarrollo de aplicaciones web</text:p>
      <text:p text:style-name="P3"/>
      <text:p text:style-name="P4">Requisitos de acceso</text:p>
      <text:p text:style-name="P3"/>
      <text:p text:style-name="P3">Titulacion:</text:p>
      <text:p text:style-name="P3"/>
      <text:p text:style-name="P3">- Bachiller</text:p>
      <text:p text:style-name="P3">- Técnico Superior de Formación Profesional o grado universitario</text:p>
      <text:p text:style-name="P3">- Técnico de Grado Medio de Formación Profesional o el título de Técnico o Técnica de Artes Plásticas y Diseño</text:p>
      <text:p text:style-name="P3"/>
      <text:p text:style-name="P3">Haber superado:</text:p>
      <text:p text:style-name="P3"/>
      <text:p text:style-name="P3">- Una oferta formativa de Grado C incluida en el ciclo formativo</text:p>
      <text:p text:style-name="P3">- Un curso de formación específico preparatorio y gratuito para el acceso a ciclos de grado superior en centros expresamente autorizados por la Administración educativa</text:p>
      <text:p text:style-name="P3">- Una prueba de acceso</text:p>
      <text:p text:style-name="P3"/>
      <text:p text:style-name="P4">Salidas profesionales</text:p>
      <text:p text:style-name="P3"/>
      <text:p text:style-name="P3">Trabajar como:</text:p>
      <text:p text:style-name="P3"/>
      <text:p text:style-name="P3">- Programador / programadora Web.</text:p>
      <text:p text:style-name="P3">- Programador / programadora Multimedia.</text:p>
      <text:p text:style-name="P3">- Desarrollador / desarrolladora de aplicaciones en entornos Web</text:p>
      <text:p text:style-name="P3"/>
      <text:p text:style-name="P4">Aprendizaje</text:p>
      <text:p text:style-name="P3"/>
      <text:p text:style-name="P3">- Configurar y explotar sistemas informáticos, adaptando la configuración lógica del sistema según las necesidades de uso y los criterios establecidos.</text:p>
      <text:p text:style-name="P3"/>
      <text:p text:style-name="P3">- Aplicar técnicas y procedimientos relacionados con la seguridad en sistemas, servicios y aplicaciones, cumpliendo el plan de seguridad.</text:p>
      <text:p text:style-name="P3"/>
      <text:p text:style-name="P3">- Gestionar servidores de aplicaciones adaptando su configuración en cada caso para permitir el despliegue de aplicaciones web.</text:p>
      <text:p text:style-name="P3"/>
      <text:p text:style-name="P3">- Gestionar bases de datos, interpretando su diseño lógico y verificando integridad, consistencia, seguridad y accesibilidad de los datos.</text:p>
      <text:p text:style-name="P3"/>
      <text:p text:style-name="P3">- Desarrollar aplicaciones web con acceso a bases de datos utilizando lenguajes, objetos de acceso y herramientas de mapeo adecuados a las especificaciones.</text:p>
      <text:p text:style-name="P3"/>
      <text:p text:style-name="P5"><text:soft-page-break/>Desarrollo de aplicaciones multiplataforma</text:p>
      <text:p text:style-name="P5"/>
      <text:p text:style-name="P4">Requisitos de acceso</text:p>
      <text:p text:style-name="P3"/>
      <text:p text:style-name="P3">Titulacion:</text:p>
      <text:p text:style-name="P3"/>
      <text:p text:style-name="P3">- Bachiller</text:p>
      <text:p text:style-name="P3">- Técnico Superior de Formación Profesional o grado universitario</text:p>
      <text:p text:style-name="P3">- Técnico de Grado Medio de Formación Profesional o el título de Técnico o Técnica de Artes Plásticas y Diseño</text:p>
      <text:p text:style-name="P3"/>
      <text:p text:style-name="P3">Haber superado:</text:p>
      <text:p text:style-name="P3"/>
      <text:p text:style-name="P3">- Una oferta formativa de Grado C incluida en el ciclo formativo</text:p>
      <text:p text:style-name="P3">- Un curso de formación específico preparatorio y gratuito para el acceso a ciclos de grado superior en centros expresamente autorizados por la Administración educativa</text:p>
      <text:p text:style-name="P3">- Una prueba de acceso</text:p>
      <text:p text:style-name="P3"/>
      <text:p text:style-name="P4">Salidas profesionales</text:p>
      <text:p text:style-name="P4"/>
      <text:p text:style-name="P6">Trabajar como:</text:p>
      <text:p text:style-name="P6"/>
      <text:p text:style-name="P6">- Desarrollando aplicaciones informáticas para la gestión empresarial y de negocio.</text:p>
      <text:p text:style-name="P6">- Desarrollando aplicaciones de propósito general.</text:p>
      <text:p text:style-name="P6">- Desarrollando aplicaciones en el ámbito del entretenimiento y la informática móvil.</text:p>
      <text:p text:style-name="P6"/>
      <text:p text:style-name="P4">Aprendizaje</text:p>
      <text:p text:style-name="P4"/>
      <text:p text:style-name="P6">- Configurar y explotar sistemas informáticos, adaptando la configuración lógica del sistema según las necesidades de uso y los criterios establecidos.</text:p>
      <text:p text:style-name="P6"/>
      <text:p text:style-name="P6">- Aplicar técnicas y procedimientos relacionados con la seguridad en sistemas, servicios y aplicaciones, cumpliendo el plan de seguridad.</text:p>
      <text:p text:style-name="P6"/>
      <text:p text:style-name="P6">- Gestionar bases de datos, interpretando su diseño lógico y verificando integridad, consistencia, seguridad y accesibilidad de los datos.</text:p>
      <text:p text:style-name="P6"/>
      <text:p text:style-name="P6">- Gestionar entornos de desarrollo adaptando su configuración en cada caso para permitir el desarrollo y despliegue de aplicaciones.</text:p>
      <text:p text:style-name="P6"/>
      <text:p text:style-name="P6">- Desarrollar aplicaciones multiplataforma con acceso a bases de datos utilizando lenguajes, librerías y herramientas adecuados a las especificaciones.</text:p>
      <text:p text:style-name="P3"/>
      <text:p text:style-name="P8">En la UD1 analizamos los ODS y vimos que son un conjunto de metas globales adoptadas por la Asamblea General de las Naciones Unidas. Cada uno de los ODS pueden relacionarse con cada una a de las familias profesionales. Familias profesionales como "Administración y gestión", "Artes gráficas" e "Informática y comunicaciones", prestan servicios en diferentes sectores productivos por lo que tienen un impacto transversal en el logro de los ODS.</text:p>
      <text:p text:style-name="P8"/>
      <text:p text:style-name="P8">Partiendo de los datos de tu perfil profesional analizados en el ejercicio anterior, relaciónalo con los ODS:</text:p>
      <text:p text:style-name="P7"><text:soft-page-break/>¿Sobre qué ODS tiene tu actividad profesional mayor impacto?</text:p>
      <text:p text:style-name="P12"/>
      <text:p text:style-name="P11">ODS 9: Industria, innovacion e infraesctructura</text:p>
      <text:p text:style-name="P13"/>
      <text:p text:style-name="P7">¿Sobre cuáles crees que puede tener un impacto indirecto?</text:p>
      <text:p text:style-name="P7"/>
      <text:p text:style-name="P10">ODS <text:span text:style-name="T2">3</text:span>: <text:span text:style-name="T2">Salud y bienestar</text:span></text:p>
      <text:p text:style-name="P10"/>
      <text:p text:style-name="P11">ODS 7: Energía asequible y no contaminante</text:p>
      <text:p text:style-name="P10"/>
      <text:p text:style-name="P11">ODS 8: Trabajo decente y crecimiento económico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uisse-intlregular" svg:font-family="suisse-intl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3:53:08.988000000</meta:creation-date>
    <dc:date>2025-01-08T14:21:10.529000000</dc:date>
    <meta:editing-duration>PT4M4S</meta:editing-duration>
    <meta:editing-cycles>1</meta:editing-cycles>
    <meta:document-statistic meta:table-count="0" meta:image-count="0" meta:object-count="0" meta:page-count="3" meta:paragraph-count="53" meta:word-count="604" meta:character-count="4122" meta:non-whitespace-character-count="3571"/>
    <meta:generator>LibreOffice/24.2.4.2$Windows_X86_64 LibreOffice_project/51a6219feb6075d9a4c46691dcfe0cd9c4fff3c2</meta:generator>
  </office:meta>
</office:document-meta>
</file>